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A256:O7SIV9hHYcqcNIhrBe75j3PaIn/ZZGt2YwLZZa5wyco</text:p>
      <text:p text:style-name="Standard">[ED25519 256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3:11:42.033875623</meta:creation-date>
    <meta:generator>LibreOffice/7.4.7.2$Linux_X86_64 LibreOffice_project/40$Build-2</meta:generator>
    <dc:date>2024-11-15T01:27:49.927037076</dc:date>
    <meta:editing-duration>PT2H16M8S</meta:editing-duration>
    <meta:editing-cycles>1</meta:editing-cycles>
    <meta:document-statistic meta:table-count="0" meta:image-count="0" meta:object-count="0" meta:page-count="1" meta:paragraph-count="2" meta:word-count="3" meta:character-count="63" meta:non-whitespace-character-count="62"/>
  </office:meta>
</office:document-meta>
</file>